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onsolas" svg:font-family="consolas, monospace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text-properties fo:font-variant="normal" fo:text-transform="none" fo:color="#333333" style:font-name="arial" fo:font-size="12pt" fo:letter-spacing="normal" fo:font-style="normal" fo:font-weight="normal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Preformatted_20_Text">
      <style:paragraph-properties fo:margin-left="0.212cm" fo:margin-right="0.212cm" fo:margin-top="0cm" fo:margin-bottom="0.499cm" fo:text-align="justify" style:justify-single-word="false" fo:orphans="2" fo:widows="2" fo:text-indent="0cm" style:auto-text-indent="false" fo:background-color="#aed7a8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8" style:family="paragraph" style:parent-style-name="Preformatted_20_Text">
      <style:paragraph-properties fo:margin-left="0.212cm" fo:margin-right="0.212cm" fo:text-align="justify" style:justify-single-word="false" fo:orphans="2" fo:widows="2" fo:text-indent="0cm" style:auto-text-indent="false" fo:background-color="#aed7a8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none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text-underline-style="none"/>
    </style:style>
    <style:style style:name="T7" style:family="text">
      <style:text-properties fo:color="#6a3e3e"/>
    </style:style>
    <style:style style:name="T8" style:family="text">
      <style:text-properties fo:color="#6a3e3e" fo:font-weight="bold" style:font-weight-asian="bold" style:font-weight-complex="bold"/>
    </style:style>
    <style:style style:name="T9" style:family="text">
      <style:text-properties fo:color="#6a3e3e" style:text-underline-style="solid" style:text-underline-width="auto" style:text-underline-color="font-color"/>
    </style:style>
    <style:style style:name="T10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2" style:family="text">
      <style:text-properties fo:color="#2a00ff"/>
    </style:style>
    <style:style style:name="T13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style:font-name="consolas" fo:font-size="12pt" fo:font-style="normal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Programa para simular un cajero con 3 operaciones :</text:p>
      <text:p text:style-name="Standard"><text:tab/><text:tab/>1. <text:s text:c="2"/>sacar dinero</text:p>
      <text:list xml:id="list3963800176795495735" text:style-name="L1">
        <text:list-item>
          <text:list>
            <text:list-item>
              <text:list>
                <text:list-item>
                  <text:p text:style-name="P1">ingresar dinero</text:p>
                </text:list-item>
                <text:list-item>
                  <text:p text:style-name="P1">obtener saldo</text:p>
                </text:list-item>
              </text:list>
            </text:list-item>
          </text:list>
        </text:list-item>
      </text:list>
      <text:p text:style-name="Standard">El saldo inicial se obtiene con un valor random entre 100 y 10000 euros</text:p>
      <text:p text:style-name="Standard">Si la operación de sacar no tiene saldo, se informa al usuario y no se realiza.</text:p>
      <text:p text:style-name="Standard"/>
      <text:p text:style-name="Standard">2.Programa que pide una temperatura y devuelve</text:p>
      <text:p text:style-name="Standard">a) clima frio temperatura &lt;10</text:p>
      <text:p text:style-name="Standard">b) clima templado entre 10 y 25</text:p>
      <text:p text:style-name="Standard">c)clima caluroso entre 26 y 35</text:p>
      <text:p text:style-name="Standard">d)clima tropical mayor de 35</text:p>
      <text:p text:style-name="Standard"/>
      <text:p text:style-name="P3">Un postulante a un empleo, realiza un test de capacitación, se obtuvo la siguiente información: cantidad total de preguntas que se le realizaron y la cantidad de preguntas que contestó correctamente. Se pide confeccionar un programa que ingrese los dos datos por teclado e informe el nivel del mismo según el porcentaje de respuestas correctas que ha obtenido, y sabiendo que:</text:p>
      <text:p text:style-name="P8"><text:s text:c="8"/><text:span text:style-name="T14">Nivel máximo: <text:s text:c="2"/>Porcentaje&gt;=90%.</text:span></text:p>
      <text:p text:style-name="P8"><text:s text:c="8"/><text:span text:style-name="T14">Nivel medio: <text:s text:c="3"/>Porcentaje&gt;=75% y &lt;90%.</text:span></text:p>
      <text:p text:style-name="P8"><text:s text:c="8"/><text:span text:style-name="T14">Nivel regular: <text:s/>Porcentaje&gt;=50% y &lt;75%.</text:span></text:p>
      <text:p text:style-name="P7"><text:s text:c="8"/><text:span text:style-name="T14">Fuera de nivel: Porcentaje&lt;50%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onsolas" svg:font-family="consolas, monospace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19:04:46.94</meta:creation-date>
    <meta:document-statistic meta:table-count="0" meta:image-count="0" meta:object-count="0" meta:page-count="1" meta:paragraph-count="16" meta:word-count="156" meta:character-count="967"/>
    <dc:date>2021-10-14T20:26:18.65</dc:date>
    <meta:editing-duration>PT20M19S</meta:editing-duration>
    <meta:editing-cycles>1</meta:editing-cycles>
    <meta:generator>OpenOffice/4.1.10$Win32 OpenOffice.org_project/4110m2$Build-9807</meta:generator>
  </office:meta>
</office:document-meta>
</file>